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0c6d8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officeooo:rsid="000f5b0b" officeooo:paragraph-rsid="000f5b0b"/>
    </style:style>
    <style:style style:name="P3" style:family="paragraph" style:parent-style-name="Standard">
      <style:paragraph-properties fo:text-align="justify" style:justify-single-word="false"/>
      <style:text-properties style:font-name="Liberation Serif" officeooo:rsid="000f5b0b" officeooo:paragraph-rsid="000f5b0b"/>
    </style:style>
    <style:style style:name="P4" style:family="paragraph" style:parent-style-name="Standard">
      <style:paragraph-properties fo:text-align="center" style:justify-single-word="false"/>
      <style:text-properties style:font-name="Liberation Serif" fo:font-weight="bold" officeooo:rsid="000d256e" officeooo:paragraph-rsid="000d256e" style:font-weight-asian="bold" style:font-weight-complex="bold"/>
    </style:style>
    <style:style style:name="P5" style:family="paragraph" style:parent-style-name="Standard">
      <style:paragraph-properties fo:text-align="start" style:justify-single-word="false"/>
      <style:text-properties style:font-name="Liberation Serif" fo:font-weight="bold" officeooo:rsid="000d256e" officeooo:paragraph-rsid="00107b7c" style:font-weight-asian="bold" style:font-weight-complex="bold"/>
    </style:style>
    <style:style style:name="P6" style:family="paragraph" style:parent-style-name="Standard">
      <style:paragraph-properties fo:text-align="center" style:justify-single-word="false"/>
      <style:text-properties style:font-name="Liberation Serif" fo:font-weight="bold" officeooo:rsid="000e90c3" officeooo:paragraph-rsid="000e90c3" style:font-weight-asian="bold" style:font-weight-complex="bold"/>
    </style:style>
    <style:style style:name="P7" style:family="paragraph" style:parent-style-name="Standard">
      <style:paragraph-properties fo:text-align="start" style:justify-single-word="false"/>
      <style:text-properties style:font-name="Liberation Serif" fo:font-weight="bold" officeooo:rsid="000c6d81" officeooo:paragraph-rsid="00107b7c"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rsid="000c6d81" officeooo:paragraph-rsid="000c6d81" style:font-weight-asian="bold" style:font-weight-complex="bold"/>
    </style:style>
    <style:style style:name="P9" style:family="paragraph" style:parent-style-name="Standard">
      <style:paragraph-properties fo:text-align="center" style:justify-single-word="false"/>
      <style:text-properties style:font-name="Liberation Serif" fo:font-weight="bold" officeooo:rsid="000c6d81" officeooo:paragraph-rsid="00107b7c" style:font-weight-asian="bold" style:font-weight-complex="bold"/>
    </style:style>
    <style:style style:name="P10" style:family="paragraph" style:parent-style-name="Standard">
      <style:paragraph-properties fo:text-align="justify" style:justify-single-word="false"/>
      <style:text-properties style:font-name="Liberation Serif" fo:font-weight="bold" officeooo:paragraph-rsid="000d256e"/>
    </style:style>
    <style:style style:name="P11" style:family="paragraph" style:parent-style-name="Standard">
      <style:paragraph-properties fo:text-align="justify" style:justify-single-word="false"/>
      <style:text-properties style:font-name="Liberation Serif" fo:font-weight="normal" officeooo:rsid="000d256e" officeooo:paragraph-rsid="000d256e" style:font-weight-asian="normal" style:font-weight-complex="normal"/>
    </style:style>
    <style:style style:name="P12" style:family="paragraph" style:parent-style-name="Standard">
      <style:paragraph-properties fo:text-align="justify" style:justify-single-word="false"/>
      <style:text-properties style:font-name="Liberation Serif" officeooo:rsid="000c6d81" officeooo:paragraph-rsid="000c6d81"/>
    </style:style>
    <style:style style:name="P13" style:family="paragraph" style:parent-style-name="Standard">
      <style:paragraph-properties fo:text-align="center" style:justify-single-word="false"/>
      <style:text-properties style:font-name="Liberation Serif" officeooo:rsid="000d256e" officeooo:paragraph-rsid="000d256e"/>
    </style:style>
    <style:style style:name="P14" style:family="paragraph" style:parent-style-name="Standard">
      <style:paragraph-properties fo:text-align="center" style:justify-single-word="false"/>
      <style:text-properties style:font-name="Liberation Serif" officeooo:rsid="000d256e" officeooo:paragraph-rsid="001b3871"/>
    </style:style>
    <style:style style:name="P15" style:family="paragraph" style:parent-style-name="Standard">
      <style:paragraph-properties fo:text-align="justify" style:justify-single-word="false"/>
      <style:text-properties style:font-name="Liberation Serif" officeooo:rsid="000d256e" officeooo:paragraph-rsid="000d256e"/>
    </style:style>
    <style:style style:name="P16" style:family="paragraph" style:parent-style-name="Standard">
      <style:paragraph-properties fo:text-align="justify" style:justify-single-word="false"/>
      <style:text-properties style:font-name="Liberation Serif" officeooo:rsid="000d256e" officeooo:paragraph-rsid="0018ac50"/>
    </style:style>
    <style:style style:name="P17" style:family="paragraph" style:parent-style-name="Standard">
      <style:paragraph-properties fo:text-align="start" style:justify-single-word="false"/>
      <style:text-properties style:font-name="Liberation Serif" officeooo:rsid="000d256e" officeooo:paragraph-rsid="001b3871"/>
    </style:style>
    <style:style style:name="P18" style:family="paragraph" style:parent-style-name="Standard">
      <style:paragraph-properties fo:text-align="justify" style:justify-single-word="false"/>
      <style:text-properties style:font-name="Liberation Serif" fo:font-size="10pt" officeooo:rsid="000d256e" officeooo:paragraph-rsid="0018ac50" style:font-size-asian="10pt" style:font-size-complex="10pt"/>
    </style:style>
    <style:style style:name="P19" style:family="paragraph" style:parent-style-name="Standard">
      <style:paragraph-properties fo:text-align="justify" style:justify-single-word="false"/>
      <style:text-properties style:font-name="Liberation Serif" fo:font-size="10pt" officeooo:rsid="000d256e" officeooo:paragraph-rsid="001b3871" style:font-size-asian="10pt" style:font-size-complex="10pt"/>
    </style:style>
    <style:style style:name="P20" style:family="paragraph" style:parent-style-name="Standard">
      <style:paragraph-properties fo:text-align="justify" style:justify-single-word="false"/>
      <style:text-properties style:font-name="Liberation Serif" fo:font-size="10pt" officeooo:rsid="002b3314" officeooo:paragraph-rsid="001b3871" style:font-size-asian="10pt" style:font-size-complex="10pt"/>
    </style:style>
    <style:style style:name="P21" style:family="paragraph" style:parent-style-name="Standard">
      <style:paragraph-properties fo:text-align="justify" style:justify-single-word="false"/>
      <style:text-properties style:font-name="Liberation Serif" fo:font-size="10pt" officeooo:rsid="00328bbf" officeooo:paragraph-rsid="001b3871" style:font-size-asian="10pt" style:font-size-complex="10pt"/>
    </style:style>
    <style:style style:name="P22" style:family="paragraph" style:parent-style-name="Standard">
      <style:paragraph-properties fo:text-align="justify" style:justify-single-word="false"/>
      <style:text-properties style:font-name="Liberation Serif" fo:font-size="10pt" officeooo:rsid="000c6d81" officeooo:paragraph-rsid="000c6d81" style:font-size-asian="10pt" style:font-size-complex="10pt"/>
    </style:style>
    <style:style style:name="P23" style:family="paragraph" style:parent-style-name="Standard">
      <style:paragraph-properties fo:text-align="justify" style:justify-single-word="false"/>
      <style:text-properties style:font-name="Liberation Serif" fo:font-size="10pt" officeooo:paragraph-rsid="000d256e" style:font-size-asian="10pt" style:font-size-complex="10pt"/>
    </style:style>
    <style:style style:name="P24" style:family="paragraph" style:parent-style-name="Standard">
      <style:paragraph-properties fo:text-align="justify" style:justify-single-word="false"/>
      <style:text-properties style:font-name="Liberation Serif" fo:font-size="10pt" officeooo:paragraph-rsid="001b3871" style:font-size-asian="10pt" style:font-size-complex="10pt"/>
    </style:style>
    <style:style style:name="P25" style:family="paragraph" style:parent-style-name="Standard">
      <style:paragraph-properties fo:text-align="justify" style:justify-single-word="false"/>
      <style:text-properties style:font-name="Liberation Serif" fo:font-size="10pt" officeooo:rsid="002bdf9f" officeooo:paragraph-rsid="001b3871" style:font-size-asian="10pt" style:font-size-complex="10pt"/>
    </style:style>
    <style:style style:name="P26" style:family="paragraph" style:parent-style-name="Standard">
      <style:paragraph-properties fo:text-align="justify" style:justify-single-word="false"/>
      <style:text-properties style:font-name="Liberation Serif" fo:font-size="10pt" fo:font-style="normal" fo:font-weight="normal" officeooo:paragraph-rsid="0018c333"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font-name="Liberation Serif" fo:font-size="10pt" fo:font-weight="normal" officeooo:rsid="000d256e" officeooo:paragraph-rsid="000d256e"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Liberation Serif" fo:font-size="12pt" officeooo:rsid="002b3314" officeooo:paragraph-rsid="001b3871" style:font-size-asian="10.5pt" style:font-size-complex="12pt"/>
    </style:style>
    <style:style style:name="P29" style:family="paragraph" style:parent-style-name="Standard">
      <style:paragraph-properties fo:text-align="justify" style:justify-single-word="false"/>
      <style:text-properties officeooo:paragraph-rsid="001b3871"/>
    </style:style>
    <style:style style:name="P30" style:family="paragraph" style:parent-style-name="Standard">
      <style:paragraph-properties fo:margin-top="0in" fo:margin-bottom="0in" style:contextual-spacing="false" fo:line-height="100%" fo:text-align="justify" style:justify-single-word="false"/>
      <style:text-properties style:font-name="Liberation Serif" fo:font-size="10pt" officeooo:rsid="000d256e" officeooo:paragraph-rsid="001b3871" style:font-size-asian="10pt" style:font-size-complex="10pt"/>
    </style:style>
    <style:style style:name="P31" style:family="paragraph" style:parent-style-name="Text_20_body">
      <style:paragraph-properties fo:margin-top="0in" fo:margin-bottom="0in" style:contextual-spacing="false" fo:line-height="100%" fo:text-align="justify" style:justify-single-word="false"/>
      <style:text-properties style:font-name="Liberation Serif" fo:font-size="10pt" officeooo:rsid="003a0ead" officeooo:paragraph-rsid="001b3871" style:font-size-asian="10pt" style:font-size-complex="10pt"/>
    </style:style>
    <style:style style:name="P32" style:family="paragraph" style:parent-style-name="Standard">
      <style:paragraph-properties fo:text-align="start" style:justify-single-word="false"/>
      <style:text-properties fo:font-size="10pt" officeooo:paragraph-rsid="000d256e" style:font-size-asian="10pt" style:font-size-complex="10pt"/>
    </style:style>
    <style:style style:name="P33" style:family="paragraph" style:parent-style-name="Standard">
      <style:paragraph-properties fo:text-align="start" style:justify-single-word="false"/>
      <style:text-properties officeooo:paragraph-rsid="000d256e"/>
    </style:style>
    <style:style style:name="P34" style:family="paragraph" style:parent-style-name="Standard">
      <style:paragraph-properties fo:text-align="start" style:justify-single-word="false"/>
      <style:text-properties officeooo:paragraph-rsid="0013f22d"/>
    </style:style>
    <style:style style:name="T1" style:family="text">
      <style:text-properties officeooo:rsid="000d256e"/>
    </style:style>
    <style:style style:name="T2" style:family="text">
      <style:text-properties officeooo:rsid="000e90c3"/>
    </style:style>
    <style:style style:name="T3" style:family="text">
      <style:text-properties officeooo:rsid="00107b7c"/>
    </style:style>
    <style:style style:name="T4" style:family="text">
      <style:text-properties fo:font-style="italic" officeooo:rsid="00107b7c" style:font-style-asian="italic" style:font-style-complex="italic"/>
    </style:style>
    <style:style style:name="T5" style:family="text">
      <style:text-properties fo:font-style="italic" fo:font-weight="bold" officeooo:rsid="00107b7c" style:font-style-asian="italic" style:font-weight-asian="bold" style:font-style-complex="italic" style:font-weight-complex="bold"/>
    </style:style>
    <style:style style:name="T6" style:family="text">
      <style:text-properties fo:font-style="italic" fo:font-weight="bold" officeooo:rsid="001b3871"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style>
    <style:style style:name="T8" style:family="text">
      <style:text-properties officeooo:rsid="00108b30"/>
    </style:style>
    <style:style style:name="T9" style:family="text">
      <style:text-properties officeooo:rsid="00126a5a"/>
    </style:style>
    <style:style style:name="T10" style:family="text">
      <style:text-properties fo:font-weight="bold" style:font-weight-asian="bold" style:font-weight-complex="bold"/>
    </style:style>
    <style:style style:name="T11" style:family="text">
      <style:text-properties fo:font-weight="bold" officeooo:rsid="00107b7c" style:font-weight-asian="bold" style:font-weight-complex="bold"/>
    </style:style>
    <style:style style:name="T12" style:family="text">
      <style:text-properties officeooo:rsid="0018c33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1b3871"/>
    </style:style>
    <style:style style:name="T15" style:family="text">
      <style:text-properties fo:font-size="10pt" officeooo:rsid="0018ac50" style:font-size-asian="10pt" style:font-size-complex="10pt"/>
    </style:style>
    <style:style style:name="T16" style:family="text">
      <style:text-properties fo:font-size="10pt" officeooo:rsid="0018c333" style:font-size-asian="10pt" style:font-size-complex="10pt"/>
    </style:style>
    <style:style style:name="T17" style:family="text">
      <style:text-properties fo:font-size="10pt" officeooo:rsid="001df131" style:font-size-asian="10pt" style:font-size-complex="10pt"/>
    </style:style>
    <style:style style:name="T18" style:family="text">
      <style:text-properties officeooo:rsid="002bdf9f"/>
    </style:style>
    <style:style style:name="T19" style:family="text">
      <style:text-properties officeooo:rsid="00357ae6"/>
    </style:style>
    <style:style style:name="T20" style:family="text">
      <style:text-properties officeooo:rsid="003d7574"/>
    </style:style>
    <style:style style:name="T21" style:family="text">
      <style:text-properties style:font-name="Liberation Serif" fo:font-size="10pt" style:font-size-asian="10pt" style:font-size-complex="10pt"/>
    </style:style>
    <style:style style:name="T22" style:family="text">
      <style:text-properties style:font-name="Liberation Serif" fo:font-size="10pt" officeooo:rsid="002bdf9f" style:font-size-asian="10pt" style:font-size-complex="10pt"/>
    </style:style>
    <style:style style:name="T23" style:family="text">
      <style:text-properties style:font-name="Liberation Serif" fo:font-size="10pt" officeooo:rsid="003e2e9b" style:font-size-asian="10pt" style:font-size-complex="10pt"/>
    </style:style>
    <style:style style:name="T24" style:family="text">
      <style:text-properties style:font-name="Liberation Serif" fo:font-size="10pt" officeooo:rsid="000d256e" style:font-size-asian="10pt" style:font-size-complex="10pt"/>
    </style:style>
    <style:style style:name="T25" style:family="text">
      <style:text-properties style:font-name="Liberation Serif" fo:font-size="10pt" officeooo:rsid="00108b30" style:font-size-asian="10pt" style:font-size-complex="10pt"/>
    </style:style>
    <style:style style:name="T26" style:family="text">
      <style:text-properties style:font-name="Liberation Serif" fo:font-size="10pt" officeooo:rsid="00126a5a" style:font-size-asian="10pt" style:font-size-complex="10pt"/>
    </style:style>
    <style:style style:name="T27" style:family="text">
      <style:text-properties style:font-name="Liberation Serif" fo:font-size="10pt" officeooo:rsid="0013f22d" style:font-size-asian="10pt" style:font-size-complex="10pt"/>
    </style:style>
    <style:style style:name="T28" style:family="text">
      <style:text-properties style:font-name="Liberation Serif" fo:font-size="10pt" officeooo:rsid="001b3871" style:font-size-asian="10pt" style:font-size-complex="10pt"/>
    </style:style>
    <style:style style:name="T29" style:family="text">
      <style:text-properties style:font-name="Liberation Serif" fo:font-size="10pt" officeooo:rsid="001c7718" style:font-size-asian="10pt" style:font-size-complex="10pt"/>
    </style:style>
    <style:style style:name="T30" style:family="text">
      <style:text-properties style:font-name="Liberation Serif" fo:font-size="10pt" fo:font-style="italic" style:font-size-asian="10pt" style:font-size-complex="10pt"/>
    </style:style>
    <style:style style:name="T31" style:family="text">
      <style:text-properties style:font-name="Liberation Serif" officeooo:rsid="001c7718"/>
    </style:style>
    <style:style style:name="T32" style:family="text">
      <style:text-properties officeooo:rsid="001df1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ABM dans la modélisation d'une ville</text:p>
      <text:p text:style-name="P2">GAUTHIER Silvère – LAMEIRA Yannick</text:p>
      <text:p text:style-name="P3"/>
      <text:p text:style-name="P4">Problématique<text:bookmark-start text:name="__DdeLink__88_295806871"/> →<text:span text:style-name="T3"> </text:span><text:span text:style-name="T4">y</text:span><text:bookmark-end text:name="__DdeLink__88_295806871"/><text:span text:style-name="T4">annick</text:span></text:p>
      <text:p text:style-name="P27">Dans le monde d'aujourd'hui, les villes sont en expansion permanente, ce qui pose problème lors de la modélisation de celles-ci. En effet, les modèles doivent pouvoir s'adapter aux nouvelles conditions (dimensions, <text:span text:style-name="T2">configurations…). Il sera donc intéressant de voir comment un système multi-agent peut permettre une adaptation à ces modifications de l'environnement.</text:span></text:p>
      <text:p text:style-name="P11"/>
      <text:p text:style-name="P6">Différentes approches</text:p>
      <text:p text:style-name="P7">La modélisation sans multi-agents<text:span text:style-name="T1"> → </text:span><text:span text:style-name="T4">silvère</text:span></text:p>
      <text:p text:style-name="P22">- Vue globale / omnisciente du « monde »</text:p>
      <text:p text:style-name="P22">- Déterministe : les interactions entre les éléments sont décidés à l'avance</text:p>
      <text:p text:style-name="P22">- Aucune évolution car un scénario unique</text:p>
      <text:p text:style-name="P22">- Possibilités limitées</text:p>
      <text:p text:style-name="P12"/>
      <text:p text:style-name="P7">La modélisation avec multi-agents<text:span text:style-name="T1"> → </text:span><text:span text:style-name="T4">yannick</text:span></text:p>
      <text:p text:style-name="P22">- Vue locale</text:p>
      <text:p text:style-name="P22">- Indéterministe : les interactions sont décidées par les agents</text:p>
      <text:p text:style-name="P22">- Evolution constante car chaque lancement donne naissance à un nouveau scénario</text:p>
      <text:p text:style-name="P22">- Possibilités presque illimitées</text:p>
      <text:p text:style-name="P12"/>
      <text:p text:style-name="P9">Dans la réalité<text:span text:style-name="T1"> → </text:span><text:span text:style-name="T4">silvère</text:span></text:p>
      <text:p text:style-name="P22">On ne peut pas tout prévoir car on ne peut maîtriser le comportement de chaque individu, ce qui est assez proche du modèle ABM où chaque agent a un pouvoir de décision. La réalité est quand même relativement plus complexe qu'un modèle multi-agents, cela dû à la complexité encore trop peu connue du cerveau humain et de la diversité d'interactions possible entre les êtres humains.</text:p>
      <text:p text:style-name="P12"/>
      <text:p text:style-name="P8">Techniques existantes</text:p>
      <text:p text:style-name="P17"><text:span text:style-name="T10">Processus spatiaux →</text:span><text:span text:style-name="T11"> </text:span><text:span text:style-name="T5">silvèr</text:span><text:span text:style-name="T6">e</text:span></text:p>
      <text:p text:style-name="P14">Théorie des graphes</text:p>
      <text:p text:style-name="P15"><text:tab/><text:span text:style-name="T16">Un graphe est une représentation composée de nœuds et d'arêtes, orientées ou non. Un nœud peut représenter plus ou moins n'importe quel objet ou ensemble d'objets, tandis que les arêtes définissent les relations entre les nœuds.</text:span></text:p>
      <text:p text:style-name="P18"><text:tab/>→<text:span text:style-name="T8"> Extrait CRP.mp4</text:span></text:p>
      <text:p text:style-name="P18"><text:tab/><text:span text:style-name="T12">La théorie des graphes peut alors être adaptée à tout type de problème topographique en ce qui concerne la modélisation d'une ville, comme ici les réseaux d'écoulement des eaux mais également les dispositions des bâtiments, les réseaux de transports, etc.</text:span></text:p>
      <text:p text:style-name="P16"/>
      <text:p text:style-name="P13">Géométrie fractale</text:p>
      <text:p text:style-name="P15"><text:tab/><text:span text:style-name="T16">Une figure fractale est une courbe ou une surface créée par un ensemble de règles impliquant une homothétie interne. Au bout d'un certain nombre de récusions, cette figure ne change plus, c'est-à-dire que l'on a atteint la figure fractale « à l'infini ».</text:span></text:p>
      <text:p text:style-name="P18"><text:tab/>→<text:span text:style-name="T9"> Extrait Fractal.mp4</text:span></text:p>
      <text:p text:style-name="P18"><text:tab/><text:span text:style-name="T12">On peut remarquer dans cette vidéo des fractales ressemblant fortement à des bâtiments ou encore à de la végétation, ce qui peut être très pratique pour une génération automatique d'un paysage ou d'une ville, dès lors que l'on est capable d'extraire ces formes et les adapter à notre modèle.</text:span></text:p>
      <text:p text:style-name="P16"/>
      <text:p text:style-name="P13">Modèles d'interactions spatiales</text:p>
      <text:p text:style-name="P15"><text:tab/><text:span text:style-name="T15">Les différents sens d'interaction spatiale :</text:span></text:p>
      <text:p text:style-name="P23"><text:span text:style-name="T1"><text:tab/>- </text:span>Interaction spatiale et modèle<text:span text:style-name="T13"> gravitaire : phénomène de décroissance des flux avec la distance</text:span></text:p>
      <text:p text:style-name="P26"><text:tab/>- Modèles d'interaction et modèles de position : décrivent non pas les relations entre deux lieux mais la position relative d’un lieu par rapport aux autres</text:p>
      <text:p text:style-name="P26"><text:tab/>- Interaction spatiale et interaction territoriale : forme particulière de l’interaction spatiale définie plus généralement comme le fait que deux lieux spatialement proches ont en moyenne plus de relation que deux lieux spatialement éloignés</text:p>
      <text:p text:style-name="P26"><text:tab/>- Interaction spatiale et relation spatiale : existence de relations causales dans l’espace <text:span text:style-name="T12">et</text:span> de processus de diffusion spatiale</text:p>
      <text:p text:style-name="P26"><text:tab/>- Interaction spatiale et relation sociale : double hypothèse de pertinence des agrégats sociaux et économiques <text:soft-page-break/>constitués et d’existence d’un comportement moyen permettant de résumer celui des individus qui composent ces agrégats</text:p>
      <text:p text:style-name="P10"/>
      <text:p text:style-name="P15">...</text:p>
      <text:p text:style-name="P15"/>
      <text:p text:style-name="P5">Processus de décision →<text:span text:style-name="T3"> </text:span><text:span text:style-name="T4">yannick</text:span></text:p>
      <text:p text:style-name="P13">Approche probabiliste</text:p>
      <text:p text:style-name="P19"><text:tab/><text:span text:style-name="T14">Par définition une méthode probabiliste est une méthode non constructive qui démontre l'existence d'un type donné d'objet. Son principe est de montrer que lorsqu'on choisit au hasard des objets d'une catégorie, la probabilité d'obtention d'un résultat d'un certain type est plus forte que d'obtenir 0. La conclusion finale est déterminée de façon certaine. </text:span></text:p>
      <text:p text:style-name="P20"><text:tab/>Maintenant, si on applique cette méthode <text:span text:style-name="T14">à</text:span> un SMA, elle permet à l'individu de faire un choix K et ainsi de formaliser le processus de décision individuelle. Ce choix K doit se faire à un temps t+∆t. Cette méthode permet donc de différencier les individus qui évaluent les choix possibles de manière indépendante et non influencée, cela revient donc à dire qu'ils ont des comportements différents. </text:p>
      <text:p text:style-name="P28"/>
      <text:p text:style-name="P13">Théorie des sous-ensembles flous</text:p>
      <text:p text:style-name="P19"><text:tab/><text:span text:style-name="T14">Aujourdui, les incertitudes sont présentes dans la vie des humain. Elles servent à déterminer l'âge des humains par exemple. La théorie des sous-ensembles permet de résoudre cela. En effet, elle a pour but de permettre des gradiations dans l'appartenance d'un élément à une classe, c'est-à-dire autoriser un élément à appartenir plus ou moins à une classe prédéfinie. </text:span></text:p>
      <text:p text:style-name="P24"><text:span text:style-name="T18"><text:tab/>Définition d'un sous ensemble flou : </text:span>Étant donné un ensemble de référence X, on peut indiquer les éléments de X qui appartiennent à une certaine classe de X et ceux qui n'y appartiennent pas. Cette classe est alors un sous-ensemble de X. Si l'appartenance de certains éléments de X à une classe n'est pas absolue, on peut indiquer avec quel degré chaque élément appartient à cette classe. Celle-ci est alors un sous-ensemble flou de X [Bouchon, 1995].</text:p>
      <text:p text:style-name="P29"><text:span text:style-name="T22"><text:tab/></text:span><text:span text:style-name="T23">En gros : </text:span><text:span text:style-name="T21">Soit X un ensemble. Un </text:span><text:span text:style-name="Strong_20_Emphasis"><text:span text:style-name="T21">sous-ensemble flou</text:span></text:span><text:span text:style-name="T21"> A de X est </text:span><text:span text:style-name="Strong_20_Emphasis"><text:span text:style-name="T21">caractérisé</text:span></text:span><text:span text:style-name="T21"> par une </text:span><text:span text:style-name="Strong_20_Emphasis"><text:span text:style-name="T21">fonction d'appartenance</text:span></text:span><text:bookmark text:name="MathJax-Span-227"/><text:bookmark text:name="MathJax-Span-226"/><text:bookmark text:name="MathJax-Span-225"/><text:bookmark text:name="MathJax-Span-224"/><text:bookmark text:name="MathJax-Element-21-Frame"/><text:span text:style-name="Strong_20_Emphasis"><text:span text:style-name="T21"> </text:span></text:span><text:span text:style-name="T30">f</text:span><text:bookmark text:name="MathJax-Span-230"/><text:bookmark text:name="MathJax-Span-229"/><text:bookmark text:name="MathJax-Span-228"/><text:span text:style-name="T30">a</text:span><text:bookmark text:name="MathJax-Span-231"/><text:span text:style-name="T21">:</text:span><text:bookmark text:name="MathJax-Span-232"/><text:span text:style-name="T30">X</text:span><text:bookmark text:name="MathJax-Span-233"/><text:span text:style-name="T21">→</text:span><text:bookmark text:name="MathJax-Span-235"/><text:bookmark text:name="MathJax-Span-234"/><text:span text:style-name="T21">[</text:span><text:bookmark text:name="MathJax-Span-236"/><text:span text:style-name="T21">0</text:span><text:bookmark text:name="MathJax-Span-237"/><text:span text:style-name="T21">,</text:span><text:bookmark text:name="MathJax-Span-238"/><text:span text:style-name="T21">1</text:span><text:bookmark text:name="MathJax-Span-239"/><text:span text:style-name="T21">]. Cette notation veut simplement dire que quel</text:span><text:span text:style-name="T28">le</text:span><text:span text:style-name="T21"> que soit l'entrée X donnée à la fonction </text:span><text:bookmark text:name="MathJax-Span-243"/><text:bookmark text:name="MathJax-Span-242"/><text:bookmark text:name="MathJax-Span-241"/><text:bookmark text:name="MathJax-Span-240"/><text:bookmark text:name="MathJax-Element-22-Frame"/><text:span text:style-name="T30">f</text:span><text:bookmark text:name="MathJax-Span-246"/><text:bookmark text:name="MathJax-Span-245"/><text:bookmark text:name="MathJax-Span-244"/><text:span text:style-name="T30">a</text:span><text:span text:style-name="T21">, sa sortie est un réel entre 0 et 1.</text:span></text:p>
      <text:p text:style-name="P25"><text:tab/>Dans un SMA nous avons besoin d'agents dotés d'intelligence et ayant la capacité de prendre des décisions les plus proches possibles de celles prises par les humains. Pour arriver à un modèle d'agent le plus proche de l'humain, la logique floue est un bon moyen puisque celle-ci prend en compte la précision et l'incertitude de l'information. On utilise cette logique floue dans le système multi-agents car elle permet l'analyse, la conception et la réalisation de systèmes. </text:p>
      <text:p text:style-name="P25"><text:tab/>Même si les SMA sont utilisés dans la plupart des domaines où la mise au point de ces système pose problème, il est possible d'avoir des applications résolvant des problèmes réels dans des domaines variés.</text:p>
      <text:p text:style-name="P15"/>
      <text:p text:style-name="P13">Notion d'utilité</text:p>
      <text:p text:style-name="P30"><text:tab/><text:span text:style-name="T20">La notion d'utilité se rapproche fortement de la notion de théorie des jeux. La théorie des jeux est utilisée pour prendre des décisions dans un environnement incertain. L'objectif est alors de comprendre les alternatives qui apparaissent quand les résultats d'un acteur dépendent des décisions des autres. Chaque "joueur" prend alors sa décision en fonction des possibles comportements à venir des autres. </text:span></text:p>
      <text:p text:style-name="P31"><text:tab/>A la différence de la théorie des jeux on aura donc les agents qui seront supposés être rationnels et cherchant à maximiser le critère que l'on appelera utilité. </text:p>
      <text:p text:style-name="P21"><text:tab/>→<text:span text:style-name="T19"> appliquer un exemple informatique</text:span></text:p>
      <text:p text:style-name="P15"/>
      <text:p text:style-name="P15">...</text:p>
      <text:p text:style-name="P12"/>
      <text:p text:style-name="P9">Conclusion<text:span text:style-name="T1"> → </text:span><text:span text:style-name="T4">silvère</text:span></text:p>
      <text:p text:style-name="P22">Même avec un manque de précision quasiment inévitable dans un modèle, l'approche multi-agents permet de se rapprocher grandement de la réalité dans le cas de l'animation d'une ville.</text:p>
      <text:p text:style-name="P12"/>
      <text:p text:style-name="P4">Bibliographie</text:p>
      <text:p text:style-name="P15"/>
      <text:p text:style-name="P34"><text:a xlink:type="simple" xlink:href="http://thema.univ-fcomte.fr/le-laboratoire-thema/36-cat-equipes-fr/cat-equipe-mvt-fr/cat-mvt-axes-de-rechercher-fr/52-art-mobilites-ville-et-transports-axe-de-recherche-2-fr"><text:span text:style-name="T24">Art-mobilites-ville-et-transports (univ-fcomte.fr)</text:span></text:a></text:p>
      <text:p text:style-name="P33"><text:a xlink:type="simple" xlink:href="https://www.youtube.com/watch?v=L_Q6-C81KZQ"><text:span text:style-name="T25">CRP : Une ville résiliente aux innondations (youtube)</text:span></text:a></text:p>
      <text:p text:style-name="P33"><text:a xlink:type="simple" xlink:href="https://www.youtube.com/watch?v=uMGvWr47-B8"><text:span text:style-name="T26">Universo Fractal (youtube)</text:span></text:a><text:span text:style-name="T26"> </text:span></text:p>
      <text:p text:style-name="P33"><text:a xlink:type="simple" xlink:href="http://grasland.script.univ-paris-diderot.fr/go303/ch5/doc_ch5.htm"><text:span text:style-name="T27">Interaction spatiale (univ-paris-diderot.f</text:span></text:a><text:a xlink:type="simple" xlink:href="http://grasland.script.univ-paris-diderot.fr/go303/ch5/doc_ch5.htm"><text:span text:style-name="T29">r)</text:span></text:a></text:p>
      <text:p text:style-name="P33"/>
      <text:p text:style-name="P33"><text:a xlink:type="simple" xlink:href="http://fr.wikipedia.org/wiki/Théorie_de_la_décision"><text:span text:style-name="T29">Théorie de la décision – Wikipédia</text:span></text:a></text:p>
      <text:p text:style-name="P33"><text:a xlink:type="simple" xlink:href="http://fr.wikipedia.org/wiki/Théorie_des_jeux"><text:span text:style-name="T17">Théorie des jeux – Wikipédia</text:span></text:a></text:p>
      <text:p text:style-name="P33"><text:soft-page-break/><text:span text:style-name="T17"/></text:p>
      <text:p text:style-name="P32">Proposition de thèse, 2013–2014  <text:span text:style-name="T7">Décision multi-agents qualitative</text:span><text:line-break/>Encadrement : Bruno Zanuttini, Abdel-Illah Mouaddib<text:line-break/>Équipe MAD, laboratoire GREYC, Caen<text:line-break/><text:line-break/><text:span text:style-name="T7">Schémas d’interactions dans les systèmes multi-agents</text:span><text:line-break/>Benoît Glisse : Laboratoire d’informatique de Paris VI, Équipe Miriad<text:line-break/><text:line-break/><text:span text:style-name="T7">A multiagent simulator to help collective decision-making: application to water management</text:span><text:line-break/>Marjorie Le Bars<text:line-break/><text:line-break/><text:span text:style-name="T7">Minimal Multi-Agent Systems</text:span><text:line-break/>Francis Van Aeken<text:line-break/><text:line-break/><text:span text:style-name="T7">Systemes Multi-Agents</text:span><text:line-break/>Badr Benmammar<text:line-break/><text:line-break/><text:span text:style-name="T7">Logique floue et SMA : Aide à la décision floue dans les systèmes multi-agents</text:span><text:line-break/>Mr. DJAABOUB Salim<text:line-break/><text:line-break/><text:span text:style-name="T7">De la théorie de la décision à l’aide à la décision</text:span><text:line-break/>Alexis Tsoukiàs<text:line-break/><text:line-break/><text:span text:style-name="T7">Agents et Systèmes Multi-agents</text:span><text:line-break/>Adina Magda Florea<text:line-break/><text:line-break/><text:span text:style-name="T7">Modélisation multi-agents du changement de pratiques viticoles</text:span><text:line-break/>Vincent LAPERRIERE <text:line-break/>Mémoire de DEA<text:line-break/>Structures et Dynamiques Spatiales<text:line-break/>2003-2004<text:line-break/><text:line-break/><text:span text:style-name="T7">Systèmes multi-agents réactifs d’inspiration physique pour la prise de décision et la résolution de problèmes</text:span><text:line-break/>Franck GECH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7:57:27.581176335</meta:creation-date>
    <dc:date>2014-10-30T19:50:13.613737921</dc:date>
    <meta:editing-duration>PT1H40M54S</meta:editing-duration>
    <meta:editing-cycles>14</meta:editing-cycles>
    <meta:generator>LibreOffice/4.2.6.3$Linux_X86_64 LibreOffice_project/420m0$Build-3</meta:generator>
    <meta:document-statistic meta:table-count="0" meta:image-count="0" meta:object-count="0" meta:page-count="3" meta:paragraph-count="60" meta:word-count="1235" meta:character-count="8079" meta:non-whitespace-character-count="6862"/>
  </office:meta>
</office:document-meta>
</file>